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font-weight="normal" style:font-style-asian="normal" style:font-weight-asian="normal" style:font-style-complex="normal" style:font-weight-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style:text-properties fo:language="en" fo:country="US"/>
    </style:style>
    <style:style style:name="P128" style:family="paragraph" style:parent-style-name="Text_20_body">
      <style:paragraph-properties fo:background-color="#eeeeee">
        <style:background-image/>
      </style:paragraph-properties>
    </style:style>
    <style:style style:name="P129" style:family="paragraph" style:parent-style-name="First_20_line_20_indent">
      <style:text-properties fo:language="ru" fo:country="RU"/>
    </style:style>
    <style:style style:name="P130" style:family="paragraph" style:parent-style-name="First_20_line_20_indent">
      <style:paragraph-properties fo:text-align="justify" style:justify-single-word="false"/>
      <style:text-properties fo:language="ru" fo:country="RU"/>
    </style:style>
    <style:style style:name="P131" style:family="paragraph" style:parent-style-name="First_20_line_20_indent">
      <style:text-properties fo:font-size="15pt" fo:language="ru" fo:country="RU" style:font-size-asian="15pt" style:font-size-complex="15pt"/>
    </style:style>
    <style:style style:name="P132" style:family="paragraph" style:parent-style-name="First_20_line_20_indent">
      <style:text-properties fo:font-size="12pt" fo:language="ru" fo:country="RU" style:font-size-asian="12pt" style:font-size-complex="12pt"/>
    </style:style>
    <style:style style:name="P133" style:family="paragraph" style:parent-style-name="First_20_line_20_indent">
      <style:paragraph-properties fo:text-align="justify" style:justify-single-word="false"/>
      <style:text-properties fo:language="en" fo:country="US"/>
    </style:style>
    <style:style style:name="P134" style:family="paragraph" style:parent-style-name="First_20_line_20_indent">
      <style:paragraph-properties fo:text-align="justify" style:justify-single-word="false"/>
    </style:style>
    <style:style style:name="P135" style:family="paragraph" style:parent-style-name="Text_20_body">
      <style:paragraph-properties fo:margin-left="0cm" fo:margin-right="0cm" fo:text-align="justify"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3" style:family="paragraph" style:parent-style-name="Standard">
      <style:text-properties fo:font-style="italic" style:font-style-asian="italic" style:font-style-complex="italic"/>
    </style:style>
    <style:style style:name="P1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style:paragraph-properties fo:text-align="justify" style:justify-single-word="false"/>
    </style:style>
    <style:style style:name="P159" style:family="paragraph" style:parent-style-name="Heading_20_2">
      <style:paragraph-properties fo:background-color="#eeeeee">
        <style:background-image/>
      </style:paragraph-properties>
    </style:style>
    <style:style style:name="P160" style:family="paragraph" style:parent-style-name="Heading_20_3">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6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7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17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7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78"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9"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4" style:family="text">
      <style:text-properties style:use-window-font-color="true" fo:font-style="italic" fo:font-weight="normal" style:font-style-asian="italic" style:font-weight-asian="normal" style:font-style-complex="italic" style:font-weight-complex="normal"/>
    </style:style>
    <style:style style:name="T55" style:family="text">
      <style:text-properties style:use-window-font-color="true" fo:background-color="transparent" loext:char-shading-value="0"/>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color="#c5000b"/>
    </style:style>
    <style:style style:name="T59" style:family="text">
      <style:text-properties fo:language="fr" fo:country="FR"/>
    </style:style>
    <style:style style:name="T60" style:family="text">
      <style:text-properties fo:color="#0000ff"/>
    </style:style>
    <style:style style:name="T61" style:family="text">
      <style:text-properties fo:color="#0000ff" fo:language="ru" fo:country="RU"/>
    </style:style>
    <style:style style:name="T62" style:family="text">
      <style:text-properties fo:color="#3333ff"/>
    </style:style>
    <style:style style:name="T63" style:family="text">
      <style:text-properties fo:color="#3333ff" fo:language="en" fo:country="US"/>
    </style:style>
    <style:style style:name="T64" style:family="text">
      <style:text-properties fo:font-style="normal"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style:text-underline-style="none" style:font-style-asian="normal" style:font-style-complex="normal"/>
    </style:style>
    <style:style style:name="T67" style:family="text">
      <style:text-properties fo:color="#0066ff"/>
    </style:style>
    <style:style style:name="T68" style:family="text">
      <style:text-properties fo:color="#0066ff" fo:language="en" fo:country="US" fo:font-style="normal" fo:background-color="transparent" style:font-style-asian="normal" style:font-style-complex="normal" loext:char-shading-value="0"/>
    </style:style>
    <style:style style:name="T69" style:family="text">
      <style:text-properties fo:background-color="#ffff00" loext:char-shading-value="0"/>
    </style:style>
    <style:style style:name="T70" style:family="text">
      <style:text-properties fo:color="#00ccff"/>
    </style:style>
    <style:style style:name="T71" style:family="text">
      <style:text-properties fo:font-weight="normal" style:font-weight-asian="normal" style:font-weight-complex="normal"/>
    </style:style>
    <style:style style:name="T72" style:family="text">
      <style:text-properties fo:font-weight="normal" fo:background-color="transparent" style:font-weight-asian="normal" style:font-weight-complex="normal" loext:char-shading-value="0"/>
    </style:style>
    <style:style style:name="T73" style:family="text">
      <style:text-properties fo:color="#0066cc"/>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color="#6666ff"/>
    </style:style>
    <style:style style:name="T90" style:family="text">
      <style:text-properties fo:color="#3399ff"/>
    </style:style>
    <style:style style:name="T91" style:family="text">
      <style:text-properties fo:font-size="14pt" fo:language="en" fo:country="US"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61">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3">Э</text:span><text:span text:style-name="T28">пизод в Кантерлоте, где Луна составляет невысокое мнение об умственных способностях Макса</text:span><text:span text:style-name="T48">&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 (и учит ругательствам – в т.ч. “заебали”)&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1">(</text:span>события через 10 лет после Обмена): </text:p>
      <text:p text:style-name="P81">Год 2143 ПВ <text:span text:style-name="T11">(AU -?)</text:span></text:p>
      <text:p text:style-name="P81"><text:span text:style-name="T11">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text:soft-page-break/>27-е июня — получение письма от Селестии. Отказ выдать магический усилитель</text:p>
      <text:p text:style-name="P81"><text:span text:style-name="T11">&lt;</text:span>28-е июня<text:span text:style-name="T11">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p text:style-name="P127">I Dream Of Luna</text:p>
      <text:p text:style-name="P126">Розовые глазки</text:p>
      <text:p text:style-name="P12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5"/>
      <text:h text:style-name="Heading_20_2" text:outline-level="2">Идеи</text:h>
      <text:list xml:id="list6744379600707764062"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5530472780983304817" text:style-name="L2">
        <text:list-item>
          <text:p text:style-name="P163">«Великие грифоны прошлого» - из канона (5<text:span text:style-name="T11">s8e)</text:span></text:p>
        </text:list-item>
        <text:list-item>
          <text:p text:style-name="P163">«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69">Природа Проклятий</text:span>» - обмен</text:p>
        </text:list-item>
        <text:list-item>
          <text:p text:style-name="P163"><text:soft-page-break/><text:span text:style-name="T69">«Магия для Чайников»</text:span> - обмен</text:p>
        </text:list-item>
        <text:list-item>
          <text:p text:style-name="P163"><text:span text:style-name="T69">«Энциклопедия Арканум»</text:span> - обмен</text:p>
        </text:list-item>
        <text:list-item>
          <text:p text:style-name="P163">«О Гейсах» - обмен</text:p>
        </text:list-item>
        <text:list-item>
          <text:p text:style-name="P163">«<text:span text:style-name="T69">Тайны Тайных Наук</text:span>» - обмен</text:p>
        </text:list-item>
        <text:list-item>
          <text:p text:style-name="P166">«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572310328872669782"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69">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4">Искусственный интеллект. Создан Владом и Максом. Разработан для управления корпорациями.</text:p>
      <text:h text:style-name="Heading_20_3" text:outline-level="3">Норф</text:h>
      <text:p text:style-name="P12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text:soft-page-break/>Луна</text:h>
      <text:p text:style-name="P12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5">Единорог. Холост, молод, мечтателен. Живёт в Кантерлоте. В свободное время рисует облака.</text:p>
      <text:h text:style-name="Heading_20_3" text:outline-level="3"><text:soft-page-break/>Алекс</text:h>
      <text:p text:style-name="P135">Менеджер проектов, над одним из которых (Нексус) работает Макс.</text:p>
      <text:h text:style-name="Heading_20_3" text:outline-level="3">Ростик</text:h>
      <text:p text:style-name="P135">Лидер команды тестировщиков</text:p>
      <text:h text:style-name="Heading_20_3" text:outline-level="3">Стас</text:h>
      <text:p text:style-name="P135">Программист-новичок в команде Макса.</text:p>
      <text:h text:style-name="Heading_20_3" text:outline-level="3">Рома</text:h>
      <text:p text:style-name="P135">Программист в команде UI-программистов</text:p>
      <text:h text:style-name="Heading_20_3" text:outline-level="3">Анджела</text:h>
      <text:p text:style-name="P135">Сисадмин. Флиртует с Максом.</text:p>
      <text:p text:style-name="P135"/>
      <text:h text:style-name="Heading_20_2" text:outline-level="2">Положения</text:h>
      <text:p text:style-name="P13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6"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3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text:soft-page-break/></text:p>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71">Дайсон.</text:span></text:p>
      <text:p text:style-name="P76"><text:span text:style-name="T8">– </text:span><text:span text:style-name="T71">Сколько тебе лет?</text:span></text:p>
      <text:p text:style-name="P76"><text:span text:style-name="T8">– </text:span><text:span text:style-name="T71">Два года с начала запуска кластера.</text:span></text:p>
      <text:p text:style-name="P76"><text:span text:style-name="T8">– </text:span><text:span text:style-name="T71">Какой сейчас год?</text:span></text:p>
      <text:p text:style-name="P76"><text:span text:style-name="T8">– </text:span><text:span text:style-name="T71">202</text:span><text:span text:style-name="T8">1</text:span><text:span text:style-name="T71">-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p>
      <text:p text:style-name="P91">…</text:p>
      <text:p text:style-name="P91">…</text:p>
      <text:p text:style-name="P91">Решение.</text:p>
      <text:p text:style-name="P91">…</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5">, </text:span><text:span text:style-name="T5">в некоем городе живёт брадобрей, который бреет всех людей, которые не бреются сами. Вопрос: кто бреет брадобрея</text:span><text:span text:style-name="T65">?</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1">, выдай диагностику модуля </text:span><text:span text:style-name="T8">аналитики.</text:span></text:p>
      <text:p text:style-name="P38"><text:soft-page-break/></text:p>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102">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7">***</text:p>
      <text:p text:style-name="P13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text:soft-page-break/>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text:soft-page-break/>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4">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text:soft-page-break/>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6">А у нас получается... </text:span><text:span text:style-name="T2">–</text:span><text:span text:style-name="T5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4">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text:soft-page-break/>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30"/>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text:soft-page-break/>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text:soft-page-break/>&lt;<text:span text:style-name="T5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9">Jack of Hearts</text:span><text:span text:style-name="T59"><text:note text:id="ftn7" text:note-class="footnote"><text:note-citation>7</text:note-citation><text:note-body><text:p text:style-name="Footnote"><text:bookmark text:name="result_box1"/><text:span text:style-name="T59">Jack of Hearts</text:span> <text:span text:style-name="T1">– Червовый валет (фр.)</text:span></text:p></text:note-body></text:note></text:span><text:span text:style-name="T59"> , </text:span><text:span text:style-name="T1">Сахарная Ватка</text:span><text:span text:style-name="T59">!</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6388123401324365142"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0"><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60">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7"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60">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6" text:outline-level="2">6. Стыд</text:h>
      <text:p text:style-name="P52">&lt;<text:span text:style-name="T90">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4"> </text:span><text:span text:style-name="T44">—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50">А из Пинто Крика уже месяц нет новостей...</text:span></text:p>
      <text:p text:style-name="P3"><text:span text:style-name="T44">–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50">– </text:span>“<text:span text:style-name="T1">Что я могу сделать, чтобы вернуть всё назад?</text:span>”</text:p>
      <text:p text:style-name="P16"><text:span text:style-name="T50">–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0">– </text:span><text:span text:style-name="T35">Что бы это значило, Флер?</text:span></text:p>
      <text:p text:style-name="P16"><text:span text:style-name="T50">–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8">Mark Knopfler - </text:span><text:span text:style-name="T67">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7">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8"><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71">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70">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9">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44">– Я </text:span><text:span text:style-name="T50">всегда буду оставаться в тени. </text:span><text:span text:style-name="T44">– </text:span><text:span text:style-name="T50">хлюпала единорожка. </text:span><text:span text:style-name="T44">–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71">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71">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71">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71">эт правда?</text:span></text:p>
      <text:p text:style-name="P52"><text:span text:style-name="T15">– </text:span><text:span text:style-name="T71">Какая из? Их много, вообще-то. Ик!</text:span></text:p>
      <text:p text:style-name="P52"><text:span text:style-name="T15">– </text:span><text:span text:style-name="T71">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71">Макс, </text:span><text:span text:style-name="T15">– </text:span><text:span text:style-name="T71">захихикала Пинки, взъерошив копытами розовые кудряшки и попытавшись соорудить из них бороду, </text:span><text:span text:style-name="T15">–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71">Ты что-о-о! Нельзя любить фаэри! Она похитит твоё сердце, и ты будешь искать её, пока не... </text:span><text:span text:style-name="T15">– </text:span><text:span text:style-name="T71">Пинки погрузилась в так и не съеденный салат «по-Кантерлотски» и захрапела.</text:span></text:p>
      <text:p text:style-name="P52"><text:span text:style-name="T15">– </text:span><text:span text:style-name="T71">Пока не умру?</text:span></text:p>
      <text:p text:style-name="P52"><text:span text:style-name="T15">– </text:span><text:span text:style-name="T71">Нет, глупенький, </text:span><text:span text:style-name="T15">– </text:span><text:span text:style-name="T71">пробулькала Пинки из миски. </text:span><text:span text:style-name="T15">– </text:span><text:span text:style-name="T7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2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4">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1">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4. <text:span text:style-name="T1">Деградация</text:span></text:h>
      <text:p text:style-name="P45">&lt;<text:span text:style-name="T75">David Bowie - Lets Dance/ Ashes To Ashes</text:span></text:p>
      <text:p text:style-name="P45"><text:span text:style-name="T75">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6">302 пони</text:span><text:span text:style-name="T31">.</text:span></text:p>
      <text:p text:style-name="P55"><text:span text:style-name="T76">250 пони</text:span><text:span text:style-name="T31">.</text:span></text:p>
      <text:p text:style-name="P55"><text:span text:style-name="T76">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8">так её </text:span><text:span text:style-name="T3">разэтак</text:span><text:span text:style-name="T78">,</text:span><text:span text:style-name="T21"> магия!</text:span><text:span text:style-name="T6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6">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6">302 пони</text:span><text:span text:style-name="T31">.</text:span></text:p>
      <text:p text:style-name="P55"><text:span text:style-name="T76">250 пони</text:span><text:span text:style-name="T31">.</text:span></text:p>
      <text:p text:style-name="P55"><text:span text:style-name="T76">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3">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2">пишешь</text:span><text:span text:style-name="T55">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7">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7">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2">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2">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7">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7">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2">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8">–</text:span><text:span text:style-name="T37"> … чувствуешь, дорогая Рэрити?! Я могу чем-нибудь помочь? Вот, выпей воды! </text:span><text:span text:style-name="T48">–</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5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3">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text:span><text:span text:style-name="T88">&lt;</text:span><text:span text:style-name="T87">Луна</text:span><text:span text:style-name="T88">&gt;</text:span><text:span text:style-name="T87">.</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0"/>
      <text:p text:style-name="P47">~~~~~</text:p>
      <text:p text:style-name="P20">&lt;<text:span text:style-name="T24">Макс и ко появляются на Терре со сдвигом по времени (как и Кимеринн)?</text:span>&gt;</text:p>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60" text:outline-level="3">Воскресение</text:h>
      <text:p text:style-name="P52">&lt;<text:span text:style-name="T89">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9">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7">кликнул по ним правой кнопкой </text:span><text:span text:style-name="T1">мыши</text:span><text:span text:style-name="T77"> и </text:span><text:span text:style-name="T1">выбрал</text:span><text:span text:style-name="T77">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60" text:outline-level="3">Вторник</text:h>
      <text:p text:style-name="P3">&lt;<text:span text:style-name="T67">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4"><text:s/>– Ты его слишком… эмм, упрощаешь. – продолжала Флаттершай. – Вот, взгляни сюда.</text:p>
      <text:p text:style-name="P104">Флаттершай повернула ко мне экран. Мультяшный Дискорд с заплаканными глазами стоял на ледовом катке перед брошенными коньками.</text:p>
      <text:p text:style-name="P10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104"><text:soft-page-break/>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26"/>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8">– Что ты решил, Анон?</text:p>
      <text:p text:style-name="P98">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9">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6">—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1">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5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06">– Не нравится мне тут. Чуйка нехорошая…</text:p>
      <text:p text:style-name="P10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06">– Привет, Сел.</text:p>
      <text:p text:style-name="P147">Аликорница всполошилась и спрятала <text:span text:style-name="T1">пирожное</text:span> за спину.</text:p>
      <text:p text:style-name="P106"><text:soft-page-break/>–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56" text:outline-level="2">24. Отбытие</text:h>
      <text:p text:style-name="P106">&lt;&gt;</text:p>
      <text:p text:style-name="P104"><text:span text:style-name="T11">– </text:span>Оп-па! – пробормотала Эпплджек. – Нежданчик!</text:p>
      <text:p text:style-name="P10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104">Дискорд обернулся на голос и в этот момент я швырнул в него кружкой и бросился к нему через комнату с занесеным над головой стулом.</text:p>
      <text:p text:style-name="P104">Оглушённый драконикус попытался отъехать на кресле в сторону, но я припёр его стулом к стенке.</text:p>
      <text:p text:style-name="P129">– Эй-Джей, Флатти, хватайте комп и на выход! Я с ним разберусь! Не теряйте вре...!</text:p>
      <text:p text:style-name="P129">– ТЫ ИДИО...!!!</text:p>
      <text:p text:style-name="P129">Дискорд <text:s/>заорал одновременно со мной, прикрываясь от меня руками, когда раздался оглушительный</text:p>
      <text:p text:style-name="P129">… </text:p>
      <text:p text:style-name="P131">БАХ!!!</text:p>
      <text:p text:style-name="P132">…</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лапе и покрутил пальцем у виска.</text:p>
      <text:p text:style-name="P104">– Потому что ты напал на него. – пожала плечами Эпплджек. – Я и подумала — тебе виднее. И подсобила маленько.</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oft-page-break/><text:s/><text:span text:style-name="T11">– </text:span>Вообще-то, от тебя следовало бы избавиться, Проводник. Не знаю, что ты там разведал в <text:span text:style-name="T89">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3">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text:soft-page-break/></text:p>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63">Queen – Flash</text:span><text:span text:style-name="T11">&gt;</text:span></text:p>
      <text:p text:style-name="P134">Мы почти успели.</text:p>
      <text:p text:style-name="P13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0"><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0">ХА-ХА-ХА!</text:p>
      <text:p text:style-name="P130">Прямо как сейчас. Как говорится, найди десять отличий.</text:p>
      <text:p text:style-name="P130">Вот только… Только Дэш была бы жива…</text:p>
      <text:p text:style-name="P133">Я тяжело вздохнул.</text:p>
      <text:p text:style-name="P133"/>
      <text:p text:style-name="P133">…</text:p>
      <text:p text:style-name="P133"/>
      <text:p text:style-name="P13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3">Существо можно было бы назвать аликорном, если бы у него был рог. Один. А у него их было 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text:span><text:span text:style-name="T1">белой </text:span><text:span text:style-name="T1">шерсти украшали пута. </text:span><text:span text:style-name="T1">От существа исходило голубоватое свечение.</text:span></text:p>
      <text:p text:style-name="P13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1">– </text:span><text:span text:style-name="T11">Т</text:span>ы что за хрен вообще? <text:span text:style-name="T11">– </text:span><text:span text:style-name="T11">наконец сподобился я на членораздельную речь.</text:span></text:p>
      <text:p text:style-name="P52">Зверь смутился.</text:p>
      <text:p text:style-name="P52"><text:span text:style-name="T11">– </text:span><text:span text:style-name="T11">Гм</text:span>. Меня зовут Анакорн. Я тут живу.</text:p>
      <text:p text:style-name="P52"><text:span text:style-name="T11">– </text:span><text:span text:style-name="T11">А сидишь на чём? – вид сидящего </text:span><text:span text:style-name="T11">на</text:span><text:span text:style-name="T11"> пустоте существа сбивал с толку.</text:span></text:p>
      <text:p text:style-name="P52">Анакорн что-то прикинул и кивнул сам себе.</text:p>
      <text:p text:style-name="P52"><text:span text:style-name="T11">– </text:span><text:span text:style-name="T11">Гм</text:span><text:span text:style-name="T11">. Ок.</text:span></text:p>
      <text:p text:style-name="P52"><text:span text:style-name="T11">С</text:span><text:span text:style-name="T11"> кончик</text:span><text:span text:style-name="T11">а</text:span><text:span text:style-name="T11"> малого рога Анакорна </text:span><text:span text:style-name="T11">сорвалась</text:span><text:span text:style-name="T11"> молния и под ним материализовался пуфик. </text:span><text:span text:style-name="T11">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вырисовалась просторная комната с круглым столом на всю стену. В центре комнаты, как раз между нами, вырос журнальный столик с песочными часами, стаканом воды и веточкой сосны в вазе.</text:p>
      <text:p text:style-name="P52"><text:span text:style-name="T11">– </text:span><text:span text:style-name="T11">Так лучше?</text:span></text:p>
      <text:p text:style-name="P42">– Вполне.</text:p>
      <text:p text:style-name="P42">Кажется, за последние пару месяцев я разучился удивляться.</text:p>
      <text:p text:style-name="P52"><text:span text:style-name="T11">– </text:span><text:span text:style-name="T11">Итак,</text:span><text:span text:style-name="T11"> рассказывай, как</text:span><text:span text:style-name="T11">им</text:span><text:span text:style-name="T11"> </text:span><text:span text:style-name="T11">ветром тебя сюда занесло</text:span><text:span text:style-name="T11">. </text:span><text:span text:style-name="T11">– </text:span><text:span text:style-name="T11">Анакорн почесал нос. </text:span><text:span text:style-name="T11">– </text:span><text:span text:style-name="T11">У меня такое чувство, что я должен тебя выслушать.</text:span></text:p>
      <text:p text:style-name="P42"/>
      <text:p text:style-name="P62"><text:soft-page-break/>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52"><text:span text:style-name="T11">– </text:span><text:span text:style-name="T11">Мы спасали Сел. Она оказалась в мире людей. </text:span><text:span text:style-name="T11">– </text:span><text:span text:style-name="T11">я вздохнул. </text:span><text:span text:style-name="T11">– </text:span><text:span text:style-name="T11">А я отбился от группы.</text:span></text:p>
      <text:p text:style-name="P52"><text:span text:style-name="T11">– </text:span><text:span text:style-name="T11">Кого-кого спасали? </text:span><text:span text:style-name="T11">– </text:span><text:span text:style-name="T11">удивился Анакорн.</text:span></text:p>
      <text:p text:style-name="P52"><text:span text:style-name="T11">– </text:span><text:span text:style-name="T11">Сел. Принцессу Селестию.</text:span></text:p>
      <text:p text:style-name="P55"><text:span text:style-name="T11">– </text:span><text:span text:style-name="T11">Продолжай! </text:span><text:span text:style-name="T11">– </text:span><text:span text:style-name="T11">с интересом воскликнул Анакорн. </text:span><text:span text:style-name="T11">– </text:span><text:span text:style-name="T11">Как </text:span><text:span text:style-name="T11">бессмертная</text:span><text:span text:style-name="T11"> оказалась в твоём мире, человек?</text:span></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1">– </text:span><text:span text:style-name="T11">Это долгая история. Если вкратце </text:span>— Эквестрия гибнет. Земля покрывается бездонными трещинами, города разрушаются,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55"><text:span text:style-name="T11">– </text:span><text:span text:style-name="T11">Ты сам-то веришь в эту ерунду? </text:span><text:span text:style-name="T11">– </text:span><text:span text:style-name="T11">перебил меня Анакорн. </text:span><text:span text:style-name="T11">– </text:span><text:span text:style-name="T11">Брось молоть чушь, ты не умешь врать!</text:span></text:p>
      <text:p text:style-name="P45"/>
      <text:p text:style-name="P49">Бля! Вот так всегда!</text:p>
      <text:p text:style-name="P45">Я вздохнул.</text:p>
      <text:p text:style-name="P45"/>
      <text:p text:style-name="P55"><text:span text:style-name="T11">– </text:span><text:span text:style-name="T11">Если я расскажу тебе реальную причину </text:span>— ты исчезнешь! <text:span text:style-name="T11">– </text:span><text:span text:style-name="T11">угрюмо </text:span><text:span text:style-name="T11">заявил</text:span><text:span text:style-name="T11"> я</text:span><text:span text:style-name="T11">.</text:span></text:p>
      <text:p text:style-name="P42">Морда Анакорна осветилась радостным озарением.</text:p>
      <text:p text:style-name="P42"/>
      <text:p text:style-name="P55"><text:span text:style-name="T11">– </text:span><text:span text:style-name="T91">Я </text:span><text:span text:style-name="T91">ПОНЯЛ, КТО ТЫ!!</text:span><text:span text:style-name="T91">! </text:span><text:span text:style-name="T91">КАК Я СРАЗУ НЕ ДОГАДАЛСЯ?!</text:span><text:span text:style-name="T91">! Я </text:span><text:span text:style-name="T91">ДОЛГО ЖДАЛ ТЕБЯ</text:span><text:span text:style-name="T91">, </text:span><text:span text:style-name="T91">ПРОВОДНИК</text:span><text:span text:style-name="T91">! </text:span><text:span text:style-name="T91">Я УСТАЛ</text:span><text:span text:style-name="T91">! </text:span><text:span text:style-name="T91">ПРИСТУПИМ ЖЕ СКОРЕЕ</text:span><text:span text:style-name="T91">!</text:span></text:p>
      <text:p text:style-name="P45"/>
      <text:p text:style-name="P55"><text:span text:style-name="T11">У</text:span><text:span text:style-name="T11">видев, что я скорчился в кресле, заткнув уши, Анакорн немного успокоился и приглушил голос.</text:span></text:p>
      <text:p text:style-name="P55"><text:span text:style-name="T11">– </text:span><text:span text:style-name="T11">Всё же, мне нужно знать, насколько большую часть Откровения ты увидел, </text:span><text:span text:style-name="T11">чтобы знать, откуда <text:s/>рассказывать</text:span><text:span text:style-name="T11">. Не бойся, со мной всё будет в порядке: </text:span><text:span text:style-name="T11">в</text:span><text:span text:style-name="T11"> Откровении исчезает только то, что принадлежит Эквусу. Я же </text:span>— не его часть. Точнее, не только его. Говори же, не медли!</text:p>
      <text:p text:style-name="P55"/>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text:span><text:span text:style-name="T8">та ещё задачка!</text:span></text:p>
      <text:p text:style-name="P55"/>
      <text:p text:style-name="P55"><text:span text:style-name="T11">– Ну… Я не идиот, я видел, что происходит за Чёрным Э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Я перевёл дух. Анакорн слушал меня и печально кивал. Но не исчезал. </text:p>
      <text:p text:style-name="P55"><text:soft-page-break/><text:span text:style-name="T11">– </text:span><text:span text:style-name="T11">Ты прав. Нет никакого мира-вампира. И Эквестрия гибнет потому, что теряет поддержку брони. Позволь мне описать ситуацию немного шире, мой друг.</text:span></text:p>
      <text:p text:style-name="P55"><text:span text:style-name="T11">Анакорн </text:span>встал с пуфика<text:span text:style-name="T11"> </text:span>и стал прохаживаться рядом со столиком<text:span text:style-name="T11">. </text:span>Рядом с ним плыла в пространстве возникшая ниоткуда указка.<text:span text:style-name="T11"> На столе возник на удивление точный глобус Эквуса. Игрушечные горные пики утопали в крохотных облаках, белые шапки ледников икрились </text:span>на<text:span text:style-name="T11"> полюсах, спокойная гладь океана переливалась всеми оттенками синего.</text:span></text:p>
      <text:p text:style-name="P3"><text:span text:style-name="T5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1">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когда-нибудь обязательно существует. С вероятностью 100% !</text:span></text:p>
      <text:p text:style-name="P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илой своего созидания.</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3"/>
      <text:p text:style-name="P3">Анакорн плюхнулся обратно на пуфик и прижал к вискам копыта. Потом, немного успокоившись, продолжил.</text:p>
      <text:p text:style-name="P3"/>
      <text:p text:style-name="P3"/>
      <text:p text:style-name="P3"/>
      <text:p text:style-name="P110"><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
      <text:p text:style-name="P110"/>
      <text:p text:style-name="P110"/>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7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9"><text:span text:style-name="T1">Юноша</text:span> закинул ногу за ногу и пытливо смотрел на меня, играя карандашём .</text:p>
      <text:p text:style-name="P109">Я совсем запутался.</text:p>
      <text:p text:style-name="P109"><text:span text:style-name="T1">– </text:span>Какая проблема? Какое решение? Кто ты <text:span text:style-name="T1">вообще</text:span>?</text:p>
      <text:p text:style-name="P109"><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text:p>
      <text:p text:style-name="P110"/>
      <text:p text:style-name="P110"/>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1"/>
      <text:p text:style-name="P110">Ключевое слово - <text:span text:style-name="T31">непротиворечивому</text:span></text:p>
      <text:p text:style-name="P110"/>
      <text:p text:style-name="P110"/>
      <text:p text:style-name="P110">(<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1">–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1">&lt;</text:span>упомянуть в эпизоде на Терре, что МЛП-сериал закрылся год назад<text:span text:style-name="T11">&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text:soft-page-break/>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1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6">–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text:soft-page-break/>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1">&lt;</text:span><text:span text:style-name="T27">чёрт</text:span><text:span text:style-name="T11">&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48">Да, т<text:span text:style-name="T5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text:span><text:soft-page-break/><text:span text:style-name="T56">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1">–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1">– </text:span>Факн щит<text:note text:id="ftn13" text:note-class="footnote"><text:note-citation>13</text:note-citation><text:note-body><text:p text:style-name="P14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16">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2"><text:soft-page-break/>***</text:p>
      <text:p text:style-name="P112"/>
      <text:p text:style-name="P110">&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3"> - Ты морочила мне яйца, чтобы заинтересовать? Всё, как Свирл указал?</text:span></text:p>
      <text:p text:style-name="P116">–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6">Я покачал головой.</text:p>
      <text:p text:style-name="P1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6">- Поверь, Макс, всё не так, как ты думаешь! Если бы у меня был шанс переиграть всё по новому! Клянусь, всё было бы совсем по другому!</text:p>
      <text:p text:style-name="P110"><text:span text:style-name="T23">-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2">Селестия кивнула, соглашаясь, и образ её начал меркнуть.</text:p>
      <text:p text:style-name="P141">– <text:span text:style-name="T1">Окей. Будь счастлив и... спасибо тебе за всё, Макс.</text:span></text:p>
      <text:p text:style-name="P107">Мне очень хочется, чтобы мы смогли встретиться в другое время, при других обстоятельствах. Быть может, у нас всё было бы по иному.</text:p>
      <text:p text:style-name="P142">…</text:p>
      <text:p text:style-name="P14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2">Он нахлобучил на себя невесть откуда взявшуюся двууголку.</text:p>
      <text:p text:style-name="P142">– Как вам это нравится, господа?! Дискорд — спаситель Эквестрии! А ведь звучит!!! Разрешите откланяться!..</text:p>
      <text:p text:style-name="P142"/>
      <text:list xml:id="list2253537072605039992" text:style-name="L5">
        <text:list-header>
          <text:p text:style-name="P178">(<text:span text:style-name="T30">Луна — как повелительница снов, слышала разговор Макса с Анакорном</text:span>)</text:p>
          <text:p text:style-name="P179"/>
        </text:list-header>
      </text:list>
      <text:p text:style-name="P143">***</text:p>
      <text:p text:style-name="P109"><text:span text:style-name="T1">–</text:span> Ты?..</text:p>
      <text:p text:style-name="P109"><text:span text:style-name="T1">–</text:span> Ты??!</text:p>
      <text:p text:style-name="P109"><text:span text:style-name="T1">–</text:span> Ты мне снишься??</text:p>
      <text:p text:style-name="P109"><text:span text:style-name="T1">–</text:span> Это ты мне снишься!!</text:p>
      <text:p text:style-name="P109"><text:span text:style-name="T1">–</text:span> Неважно… Пусть мы друг-другу снимся… Ты как, Дэш?</text:p>
      <text:p text:style-name="P10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9"><text:span text:style-name="T25">- Точно? Ну офигеть! </text:span>А ты как?</text:p>
      <text:p text:style-name="P109"><text:span text:style-name="T1">–</text:span> И я в порядке. Вот, возвращаюсь в свой мир. Ну, не совсем в свой. Почти в свой.</text:p>
      <text:p text:style-name="P109"><text:span text:style-name="T1">–</text:span> Навсегда?</text:p>
      <text:p text:style-name="P109"><text:span text:style-name="T1">–</text:span> Скорее всего, да.</text:p>
      <text:p text:style-name="P109"><text:span text:style-name="T1">–</text:span> Это плохо. Я хотела тебе сказать…</text:p>
      <text:p text:style-name="P109"><text:span text:style-name="T1">–</text:span> Не надо, Дэш. Не стоит терзать себя. Мне тоже очень хотелось остаться. Но так надо. Мне очень жаль…</text:p>
      <text:p text:style-name="P10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9"><text:span text:style-name="T1">–</text:span> И тебя, и Твайлайт, и Рэрити, и Селестию, и всех-всех-всех… Таковы правила.</text:p>
      <text:p text:style-name="P109"><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9"><text:soft-page-break/>Я опустил руку на шею Дэш и ощутил теплоту и лёгкое покалывание в пустоте.</text:p>
      <text:p text:style-name="P109"><text:span text:style-name="T11">–</text:span> Мне кажется, Дэш, <text:span text:style-name="T1">м</text:span>ы найдём способ связаться. Рано или поздно.</text:p>
      <text:p text:style-name="P109"><text:span text:style-name="T1">–</text:span> И лучше рано, чем поздно! Я не люблю ждать!</text:p>
      <text:p text:style-name="P109"><text:span text:style-name="T1">–</text:span> Да, Дэш. <text:span text:style-name="T1">–</text:span> её образ начал таять. <text:span text:style-name="T1">–</text:span> Да, я помню. Я всё ещё помню…</text:p>
      <text:p text:style-name="P110"/>
      <text:p text:style-name="P3"/>
      <text:p text:style-name="P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117">Из-за заинтересованности Эквуса в Максе, тому не приходится прилагать усилий для 34 — на что ему указывает Анакорн</text:p>
      <text:p text:style-name="P57"/>
      <text:p text:style-name="P35"/>
      <text:p text:style-name="P35">...</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5">-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110">&lt;- <text:s/>Пиши, как есть. Авось сойдёт!&gt;</text:p>
      <text:p text:style-name="P176"/>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39"><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0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9"><text:soft-page-break/></text:p>
      <text:p text:style-name="P96"/>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4"/>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h text:style-name="P159" text:outline-level="2">Поиск решения</text:h>
      <text:p text:style-name="P128"/>
      <text:p text:style-name="P94"><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5"/>
      <text:h text:style-name="Heading_20_2" text:outline-level="2">Эпилог. Земля</text:h>
      <text:p text:style-name="P108">&lt;<text:span text:style-name="T62">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9">эскиз рисунка с первой главы – Сел на фоне звёзд</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Надо начать задуманное в течении трёх суток. У меня эта граница уже раз двадца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28T23:57:34.78</dc:date>
    <meta:editing-duration>P122DT16H17M51S</meta:editing-duration>
    <meta:editing-cycles>7378</meta:editing-cycles>
    <meta:generator>OpenOffice/4.1.1$Win32 OpenOffice.org_project/411m6$Build-9775</meta:generator>
    <dc:creator>макс </dc:creator>
    <meta:document-statistic meta:table-count="0" meta:image-count="0" meta:object-count="0" meta:page-count="195" meta:paragraph-count="4158" meta:word-count="89860" meta:character-count="571536"/>
  </office:meta>
</office:document-meta>
</file>